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.setTask( String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isCauseFrame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SuccessMessage( String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WarningMessage( String task , String info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.set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hild( Node parent , String name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.setLocale(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omponentWarning( String task , String component , String info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.setCauseFramework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failure( String task ,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Managemen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hild( Node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omponentFailure( String task , String component , String info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.setComponent( Str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failure( String task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SuccessMessage( String task , String info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mentSupport.failure( String task , String info , Exception e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mentSupport.createSuccessMessage( String task , String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failure( String task , String info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SuccessMessage( String task , List component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createComponentMessage( 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nagementSupport.componentFailure( String task , String component , String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mentSupport.create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.setResult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mentSupport.appendTaskResultDetails( Element root , Message fmk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anagementSupport.createComponentSuccess( String task , String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mentSupport.createFrameworkMessage( Message fmkMsg , List componentResul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